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Standard">
      <style:text-properties fo:language="zxx" fo:country="none" style:text-underline-style="solid" style:text-underline-width="auto" style:text-underline-color="font-color" officeooo:rsid="000bedb5" officeooo:paragraph-rsid="000bedb5" style:language-asian="zxx" style:country-asian="none" style:language-complex="zxx" style:country-complex="none"/>
    </style:style>
    <style:style style:name="P2" style:family="paragraph" style:parent-style-name="Standard">
      <style:text-properties fo:language="zxx" fo:country="none" style:text-underline-style="solid" style:text-underline-width="auto" style:text-underline-color="font-color" officeooo:rsid="000dbae8" officeooo:paragraph-rsid="000dbae8" style:language-asian="zxx" style:country-asian="none" style:language-complex="zxx" style:country-complex="none"/>
    </style:style>
    <style:style style:name="P3" style:family="paragraph" style:parent-style-name="Standard">
      <style:text-properties fo:language="zxx" fo:country="none" style:text-underline-style="solid" style:text-underline-width="auto" style:text-underline-color="font-color" fo:font-weight="normal" officeooo:rsid="000e2971" officeooo:paragraph-rsid="000e2971" style:language-asian="zxx" style:country-asian="none" style:font-weight-asian="normal" style:language-complex="zxx" style:country-complex="none" style:font-weight-complex="normal"/>
    </style:style>
    <style:style style:name="P4" style:family="paragraph" style:parent-style-name="Standard">
      <style:text-properties fo:language="zxx" fo:country="none" style:text-underline-style="solid" style:text-underline-width="auto" style:text-underline-color="font-color" fo:font-weight="normal" officeooo:rsid="000fcd05" officeooo:paragraph-rsid="000fcd05" style:language-asian="zxx" style:country-asian="none" style:font-weight-asian="normal" style:language-complex="zxx" style:country-complex="none" style:font-weight-complex="normal"/>
    </style:style>
    <style:style style:name="P5" style:family="paragraph" style:parent-style-name="Standard">
      <style:text-properties fo:language="zxx" fo:country="none" style:text-underline-style="solid" style:text-underline-width="auto" style:text-underline-color="font-color" fo:font-weight="normal" officeooo:rsid="00267027" officeooo:paragraph-rsid="00267027" style:language-asian="zxx" style:country-asian="none" style:font-weight-asian="normal" style:language-complex="zxx" style:country-complex="none" style:font-weight-complex="normal"/>
    </style:style>
    <style:style style:name="P6" style:family="paragraph" style:parent-style-name="Standard">
      <style:text-properties fo:language="zxx" fo:country="none" style:text-underline-style="none" fo:font-weight="normal" officeooo:rsid="000dbae8" officeooo:paragraph-rsid="000dbae8" style:language-asian="zxx" style:country-asian="none" style:font-weight-asian="normal" style:language-complex="zxx" style:country-complex="none" style:font-weight-complex="normal"/>
    </style:style>
    <style:style style:name="P7" style:family="paragraph" style:parent-style-name="Standard">
      <style:text-properties fo:language="zxx" fo:country="none" style:text-underline-style="none" fo:font-weight="normal" officeooo:rsid="000e2971" officeooo:paragraph-rsid="000e2971" style:language-asian="zxx" style:country-asian="none" style:font-weight-asian="normal" style:language-complex="zxx" style:country-complex="none" style:font-weight-complex="normal"/>
    </style:style>
    <style:style style:name="P8" style:family="paragraph" style:parent-style-name="Standard">
      <style:text-properties fo:language="zxx" fo:country="none" style:text-underline-style="none" fo:font-weight="normal" officeooo:rsid="000fcd05" officeooo:paragraph-rsid="000fcd05" style:language-asian="zxx" style:country-asian="none" style:font-weight-asian="normal" style:language-complex="zxx" style:country-complex="none" style:font-weight-complex="normal"/>
    </style:style>
    <style:style style:name="P9" style:family="paragraph" style:parent-style-name="Standard">
      <style:text-properties fo:language="zxx" fo:country="none" style:text-underline-style="none" fo:font-weight="normal" officeooo:rsid="0015499e" officeooo:paragraph-rsid="0015499e" style:language-asian="zxx" style:country-asian="none" style:font-weight-asian="normal" style:language-complex="zxx" style:country-complex="none" style:font-weight-complex="normal"/>
    </style:style>
    <style:style style:name="P10" style:family="paragraph" style:parent-style-name="Standard">
      <style:text-properties fo:language="zxx" fo:country="none" style:text-underline-style="none" fo:font-weight="normal" officeooo:rsid="00170c8e" officeooo:paragraph-rsid="001a8d10" style:language-asian="zxx" style:country-asian="none" style:font-weight-asian="normal" style:language-complex="zxx" style:country-complex="none" style:font-weight-complex="normal"/>
    </style:style>
    <style:style style:name="P11" style:family="paragraph" style:parent-style-name="Standard">
      <style:text-properties fo:language="zxx" fo:country="none" style:text-underline-style="none" fo:font-weight="normal" officeooo:rsid="00170c8e" officeooo:paragraph-rsid="001ccee3" style:language-asian="zxx" style:country-asian="none" style:font-weight-asian="normal" style:language-complex="zxx" style:country-complex="none" style:font-weight-complex="normal"/>
    </style:style>
    <style:style style:name="P12" style:family="paragraph" style:parent-style-name="Standard">
      <style:text-properties fo:language="zxx" fo:country="none" style:text-underline-style="none" fo:font-weight="normal" officeooo:rsid="001a8d10" officeooo:paragraph-rsid="001a8d10" style:language-asian="zxx" style:country-asian="none" style:font-weight-asian="normal" style:language-complex="zxx" style:country-complex="none" style:font-weight-complex="normal"/>
    </style:style>
    <style:style style:name="P13" style:family="paragraph" style:parent-style-name="Standard">
      <style:text-properties fo:language="zxx" fo:country="none" style:text-underline-style="none" fo:font-weight="normal" officeooo:rsid="001ccee3" officeooo:paragraph-rsid="0024d68c" style:language-asian="zxx" style:country-asian="none" style:font-weight-asian="normal" style:language-complex="zxx" style:country-complex="none" style:font-weight-complex="normal"/>
    </style:style>
    <style:style style:name="P14" style:family="paragraph" style:parent-style-name="Standard">
      <style:text-properties fo:language="zxx" fo:country="none" style:text-underline-style="none" fo:font-weight="normal" officeooo:rsid="0021d227" officeooo:paragraph-rsid="0024d68c" style:language-asian="zxx" style:country-asian="none" style:font-weight-asian="normal" style:language-complex="zxx" style:country-complex="none" style:font-weight-complex="normal"/>
    </style:style>
    <style:style style:name="P15" style:family="paragraph" style:parent-style-name="Standard">
      <style:text-properties fo:language="zxx" fo:country="none" style:text-underline-style="none" fo:font-weight="normal" officeooo:rsid="0021d227" officeooo:paragraph-rsid="00278222" style:language-asian="zxx" style:country-asian="none" style:font-weight-asian="normal" style:language-complex="zxx" style:country-complex="none" style:font-weight-complex="normal"/>
    </style:style>
    <style:style style:name="P16" style:family="paragraph" style:parent-style-name="Standard">
      <style:text-properties fo:language="zxx" fo:country="none" style:text-underline-style="none" fo:font-weight="normal" officeooo:rsid="0024d68c" officeooo:paragraph-rsid="0024d68c" style:language-asian="zxx" style:country-asian="none" style:font-weight-asian="normal" style:language-complex="zxx" style:country-complex="none" style:font-weight-complex="normal"/>
    </style:style>
    <style:style style:name="P17" style:family="paragraph" style:parent-style-name="Standard">
      <style:text-properties fo:language="zxx" fo:country="none" style:text-underline-style="none" fo:font-weight="normal" officeooo:rsid="0024d68c" officeooo:paragraph-rsid="00278222" style:language-asian="zxx" style:country-asian="none" style:font-weight-asian="normal" style:language-complex="zxx" style:country-complex="none" style:font-weight-complex="normal"/>
    </style:style>
    <style:style style:name="P18" style:family="paragraph" style:parent-style-name="Standard">
      <style:text-properties fo:language="zxx" fo:country="none" style:text-underline-style="none" fo:font-weight="normal" officeooo:rsid="00267027" officeooo:paragraph-rsid="00267027" style:language-asian="zxx" style:country-asian="none" style:font-weight-asian="normal" style:language-complex="zxx" style:country-complex="none" style:font-weight-complex="normal"/>
    </style:style>
    <style:style style:name="P19" style:family="paragraph" style:parent-style-name="Standard">
      <style:text-properties fo:language="zxx" fo:country="none" style:text-underline-style="none" fo:font-weight="normal" officeooo:rsid="00278222" officeooo:paragraph-rsid="00278222" style:language-asian="zxx" style:country-asian="none" style:font-weight-asian="normal" style:language-complex="zxx" style:country-complex="none" style:font-weight-complex="normal"/>
    </style:style>
    <style:style style:name="P20" style:family="paragraph" style:parent-style-name="Standard">
      <style:text-properties fo:language="zxx" fo:country="none" style:text-underline-style="none" fo:font-weight="normal" officeooo:rsid="00278222" officeooo:paragraph-rsid="002de58f" style:language-asian="zxx" style:country-asian="none" style:font-weight-asian="normal" style:language-complex="zxx" style:country-complex="none" style:font-weight-complex="normal"/>
    </style:style>
    <style:style style:name="P21" style:family="paragraph" style:parent-style-name="Standard">
      <style:text-properties fo:language="zxx" fo:country="none" style:text-underline-style="none" fo:font-weight="normal" officeooo:rsid="002de58f" officeooo:paragraph-rsid="002de58f" style:language-asian="zxx" style:country-asian="none" style:font-weight-asian="normal" style:language-complex="zxx" style:country-complex="none" style:font-weight-complex="normal"/>
    </style:style>
    <style:style style:name="P22" style:family="paragraph" style:parent-style-name="Standard">
      <style:text-properties officeooo:paragraph-rsid="00278222"/>
    </style:style>
    <style:style style:name="P23" style:family="paragraph" style:parent-style-name="Standard">
      <style:text-properties officeooo:paragraph-rsid="002862b9"/>
    </style:style>
    <style:style style:name="P24" style:family="paragraph" style:parent-style-name="Standard">
      <style:text-properties officeooo:rsid="002862b9" officeooo:paragraph-rsid="002862b9"/>
    </style:style>
    <style:style style:name="P25" style:family="paragraph" style:parent-style-name="Standard">
      <style:text-properties officeooo:rsid="0029181c" officeooo:paragraph-rsid="0029181c"/>
    </style:style>
    <style:style style:name="P26" style:family="paragraph" style:parent-style-name="Standard">
      <style:text-properties officeooo:paragraph-rsid="002b27cf"/>
    </style:style>
    <style:style style:name="P27" style:family="paragraph" style:parent-style-name="Standard">
      <style:text-properties fo:language="zxx" fo:country="none" style:text-underline-style="none" fo:font-weight="normal" officeooo:rsid="0029181c" officeooo:paragraph-rsid="002862b9" style:language-asian="zxx" style:country-asian="none" style:font-weight-asian="normal" style:language-complex="zxx" style:country-complex="none" style:font-weight-complex="normal"/>
    </style:style>
    <style:style style:name="P28" style:family="paragraph" style:parent-style-name="Standard">
      <style:text-properties fo:language="zxx" fo:country="none" style:text-underline-style="none" fo:font-weight="normal" officeooo:rsid="002b05fd" officeooo:paragraph-rsid="0029181c" style:language-asian="zxx" style:country-asian="none" style:font-weight-asian="normal" style:language-complex="zxx" style:country-complex="none" style:font-weight-complex="normal"/>
    </style:style>
    <style:style style:name="P29" style:family="paragraph" style:parent-style-name="Standard">
      <style:text-properties fo:language="zxx" fo:country="none" style:text-underline-style="none" fo:font-weight="normal" officeooo:rsid="002de58f" officeooo:paragraph-rsid="002de58f" style:language-asian="zxx" style:country-asian="none" style:font-weight-asian="normal" style:language-complex="zxx" style:country-complex="none" style:font-weight-complex="normal"/>
    </style:style>
    <style:style style:name="P30" style:family="paragraph" style:parent-style-name="Standard">
      <style:text-properties fo:language="zxx" fo:country="none" style:text-underline-style="none" fo:font-weight="normal" officeooo:rsid="0024d68c" officeooo:paragraph-rsid="0024d68c" style:language-asian="zxx" style:country-asian="none" style:font-weight-asian="normal" style:language-complex="zxx" style:country-complex="none" style:font-weight-complex="normal"/>
    </style:style>
    <style:style style:name="P31" style:family="paragraph" style:parent-style-name="Standard">
      <style:text-properties fo:language="zxx" fo:country="none" style:text-underline-style="none" fo:font-weight="normal" officeooo:rsid="0024d68c" officeooo:paragraph-rsid="00406c87" style:language-asian="zxx" style:country-asian="none" style:font-weight-asian="normal" style:language-complex="zxx" style:country-complex="none" style:font-weight-complex="normal"/>
    </style:style>
    <style:style style:name="P32" style:family="paragraph" style:parent-style-name="Standard">
      <style:text-properties fo:language="zxx" fo:country="none" style:text-underline-style="none" fo:font-weight="normal" officeooo:rsid="0021d227" officeooo:paragraph-rsid="0042b71e" style:language-asian="zxx" style:country-asian="none" style:font-weight-asian="normal" style:language-complex="zxx" style:country-complex="none" style:font-weight-complex="normal"/>
    </style:style>
    <style:style style:name="P33" style:family="paragraph" style:parent-style-name="Standard">
      <style:text-properties officeooo:rsid="0029181c" officeooo:paragraph-rsid="0029181c"/>
    </style:style>
    <style:style style:name="P34" style:family="paragraph" style:parent-style-name="Standard">
      <style:text-properties officeooo:rsid="00335b99" officeooo:paragraph-rsid="00335b99"/>
    </style:style>
    <style:style style:name="P35" style:family="paragraph" style:parent-style-name="Standard">
      <style:text-properties officeooo:rsid="00335b99" officeooo:paragraph-rsid="0051f2e1"/>
    </style:style>
    <style:style style:name="P36" style:family="paragraph" style:parent-style-name="Standard">
      <style:text-properties officeooo:rsid="00339d2f" officeooo:paragraph-rsid="00339d2f"/>
    </style:style>
    <style:style style:name="P37" style:family="paragraph" style:parent-style-name="Standard">
      <style:text-properties officeooo:rsid="004c5310" officeooo:paragraph-rsid="004c5310"/>
    </style:style>
    <style:style style:name="P38" style:family="paragraph" style:parent-style-name="Standard">
      <style:text-properties officeooo:rsid="004e0fbd" officeooo:paragraph-rsid="004e0fbd"/>
    </style:style>
    <style:style style:name="P39" style:family="paragraph" style:parent-style-name="Standard">
      <style:text-properties officeooo:paragraph-rsid="0051f2e1"/>
    </style:style>
    <style:style style:name="P40" style:family="paragraph" style:parent-style-name="Standard">
      <style:text-properties officeooo:rsid="0053d7d9" officeooo:paragraph-rsid="0053d7d9"/>
    </style:style>
    <style:style style:name="P41" style:family="paragraph" style:parent-style-name="Standard">
      <style:text-properties officeooo:rsid="00569bb3" officeooo:paragraph-rsid="00569bb3"/>
    </style:style>
    <style:style style:name="P42" style:family="paragraph" style:parent-style-name="Standard">
      <style:text-properties officeooo:rsid="00586fa1" officeooo:paragraph-rsid="00586fa1"/>
    </style:style>
    <style:style style:name="P43" style:family="paragraph" style:parent-style-name="Standard">
      <style:text-properties officeooo:rsid="0058dcd1" officeooo:paragraph-rsid="0058dcd1"/>
    </style:style>
    <style:style style:name="T1" style:family="text">
      <style:text-properties officeooo:rsid="00105755"/>
    </style:style>
    <style:style style:name="T2" style:family="text">
      <style:text-properties officeooo:rsid="00114e44"/>
    </style:style>
    <style:style style:name="T3" style:family="text">
      <style:text-properties officeooo:rsid="00133316"/>
    </style:style>
    <style:style style:name="T4" style:family="text">
      <style:text-properties officeooo:rsid="0014c803"/>
    </style:style>
    <style:style style:name="T5" style:family="text">
      <style:text-properties officeooo:rsid="00162c76"/>
    </style:style>
    <style:style style:name="T6" style:family="text">
      <style:text-properties officeooo:rsid="00190680"/>
    </style:style>
    <style:style style:name="T7" style:family="text">
      <style:text-properties officeooo:rsid="001a8d10"/>
    </style:style>
    <style:style style:name="T8" style:family="text">
      <style:text-properties officeooo:rsid="001b0fd8"/>
    </style:style>
    <style:style style:name="T9" style:family="text">
      <style:text-properties officeooo:rsid="001ccee3"/>
    </style:style>
    <style:style style:name="T10" style:family="text">
      <style:text-properties officeooo:rsid="001e7d18"/>
    </style:style>
    <style:style style:name="T11" style:family="text">
      <style:text-properties officeooo:rsid="002017ee"/>
    </style:style>
    <style:style style:name="T12" style:family="text">
      <style:text-properties officeooo:rsid="0020f14d"/>
    </style:style>
    <style:style style:name="T13" style:family="text">
      <style:text-properties officeooo:rsid="0021d227"/>
    </style:style>
    <style:style style:name="T14" style:family="text">
      <style:text-properties officeooo:rsid="0022da07"/>
    </style:style>
    <style:style style:name="T15" style:family="text">
      <style:text-properties officeooo:rsid="0024d68c"/>
    </style:style>
    <style:style style:name="T16" style:family="text">
      <style:text-properties fo:language="zxx" fo:country="none" style:text-underline-style="none" fo:font-weight="normal" style:language-asian="zxx" style:country-asian="none" style:font-weight-asian="normal" style:language-complex="zxx" style:country-complex="none" style:font-weight-complex="normal"/>
    </style:style>
    <style:style style:name="T17" style:family="text">
      <style:text-properties fo:language="zxx" fo:country="none" style:text-underline-style="none" fo:font-weight="normal" officeooo:rsid="00278222" style:language-asian="zxx" style:country-asian="none" style:font-weight-asian="normal" style:language-complex="zxx" style:country-complex="none" style:font-weight-complex="normal"/>
    </style:style>
    <style:style style:name="T18" style:family="text">
      <style:text-properties fo:language="zxx" fo:country="none" style:text-underline-style="none" fo:font-weight="normal" officeooo:rsid="002862b9" style:language-asian="zxx" style:country-asian="none" style:font-weight-asian="normal" style:language-complex="zxx" style:country-complex="none" style:font-weight-complex="normal"/>
    </style:style>
    <style:style style:name="T19" style:family="text">
      <style:text-properties fo:language="zxx" fo:country="none" style:text-underline-style="none" fo:font-weight="normal" officeooo:rsid="0029181c" style:language-asian="zxx" style:country-asian="none" style:font-weight-asian="normal" style:language-complex="zxx" style:country-complex="none" style:font-weight-complex="normal"/>
    </style:style>
    <style:style style:name="T20" style:family="text">
      <style:text-properties fo:language="zxx" fo:country="none" style:text-underline-style="none" fo:font-weight="normal" officeooo:rsid="0029b6bd" style:language-asian="zxx" style:country-asian="none" style:font-weight-asian="normal" style:language-complex="zxx" style:country-complex="none" style:font-weight-complex="normal"/>
    </style:style>
    <style:style style:name="T21" style:family="text">
      <style:text-properties fo:language="zxx" fo:country="none" style:text-underline-style="none" fo:font-weight="normal" officeooo:rsid="002a502f" style:language-asian="zxx" style:country-asian="none" style:font-weight-asian="normal" style:language-complex="zxx" style:country-complex="none" style:font-weight-complex="normal"/>
    </style:style>
    <style:style style:name="T22" style:family="text">
      <style:text-properties fo:language="zxx" fo:country="none" style:text-underline-style="none" fo:font-weight="normal" officeooo:rsid="002b05fd" style:language-asian="zxx" style:country-asian="none" style:font-weight-asian="normal" style:language-complex="zxx" style:country-complex="none" style:font-weight-complex="normal"/>
    </style:style>
    <style:style style:name="T23" style:family="text">
      <style:text-properties fo:language="zxx" fo:country="none" style:text-underline-style="none" fo:font-weight="normal" officeooo:rsid="002b27cf" style:language-asian="zxx" style:country-asian="none" style:font-weight-asian="normal" style:language-complex="zxx" style:country-complex="none" style:font-weight-complex="normal"/>
    </style:style>
    <style:style style:name="T24" style:family="text">
      <style:text-properties fo:language="zxx" fo:country="none" style:text-underline-style="none" fo:font-weight="normal" officeooo:rsid="002de58f" style:language-asian="zxx" style:country-asian="none" style:font-weight-asian="normal" style:language-complex="zxx" style:country-complex="none" style:font-weight-complex="normal"/>
    </style:style>
    <style:style style:name="T25" style:family="text">
      <style:text-properties fo:language="zxx" fo:country="none" style:text-underline-style="none" fo:font-weight="normal" officeooo:rsid="0030f6aa" style:language-asian="zxx" style:country-asian="none" style:font-weight-asian="normal" style:language-complex="zxx" style:country-complex="none" style:font-weight-complex="normal"/>
    </style:style>
    <style:style style:name="T26" style:family="text">
      <style:text-properties fo:language="zxx" fo:country="none" style:text-underline-style="none" fo:font-weight="normal" officeooo:rsid="00339d2f" style:language-asian="zxx" style:country-asian="none" style:font-weight-asian="normal" style:language-complex="zxx" style:country-complex="none" style:font-weight-complex="normal"/>
    </style:style>
    <style:style style:name="T27" style:family="text">
      <style:text-properties fo:language="zxx" fo:country="none" style:text-underline-style="none" fo:font-weight="normal" officeooo:rsid="003588e0" style:language-asian="zxx" style:country-asian="none" style:font-weight-asian="normal" style:language-complex="zxx" style:country-complex="none" style:font-weight-complex="normal"/>
    </style:style>
    <style:style style:name="T28" style:family="text">
      <style:text-properties fo:language="zxx" fo:country="none" style:text-underline-style="none" fo:font-weight="normal" officeooo:rsid="0035d4ac" style:language-asian="zxx" style:country-asian="none" style:font-weight-asian="normal" style:language-complex="zxx" style:country-complex="none" style:font-weight-complex="normal"/>
    </style:style>
    <style:style style:name="T29" style:family="text">
      <style:text-properties fo:language="zxx" fo:country="none" style:text-underline-style="none" fo:font-weight="normal" officeooo:rsid="003b6d35" style:language-asian="zxx" style:country-asian="none" style:font-weight-asian="normal" style:language-complex="zxx" style:country-complex="none" style:font-weight-complex="normal"/>
    </style:style>
    <style:style style:name="T30" style:family="text">
      <style:text-properties fo:language="zxx" fo:country="none" style:text-underline-style="none" fo:font-weight="normal" officeooo:rsid="003c1464" style:language-asian="zxx" style:country-asian="none" style:font-weight-asian="normal" style:language-complex="zxx" style:country-complex="none" style:font-weight-complex="normal"/>
    </style:style>
    <style:style style:name="T31" style:family="text">
      <style:text-properties fo:language="zxx" fo:country="none" style:text-underline-style="none" fo:font-weight="normal" officeooo:rsid="003c84be" style:language-asian="zxx" style:country-asian="none" style:font-weight-asian="normal" style:language-complex="zxx" style:country-complex="none" style:font-weight-complex="normal"/>
    </style:style>
    <style:style style:name="T32" style:family="text">
      <style:text-properties fo:language="zxx" fo:country="none" style:text-underline-style="none" fo:font-weight="normal" officeooo:rsid="003ccc59" style:language-asian="zxx" style:country-asian="none" style:font-weight-asian="normal" style:language-complex="zxx" style:country-complex="none" style:font-weight-complex="normal"/>
    </style:style>
    <style:style style:name="T33" style:family="text">
      <style:text-properties fo:language="zxx" fo:country="none" style:text-underline-style="none" fo:font-weight="normal" officeooo:rsid="00406c87" style:language-asian="zxx" style:country-asian="none" style:font-weight-asian="normal" style:language-complex="zxx" style:country-complex="none" style:font-weight-complex="normal"/>
    </style:style>
    <style:style style:name="T34" style:family="text">
      <style:text-properties fo:language="zxx" fo:country="none" style:text-underline-style="none" fo:font-weight="normal" officeooo:rsid="004c5310" style:language-asian="zxx" style:country-asian="none" style:font-weight-asian="normal" style:language-complex="zxx" style:country-complex="none" style:font-weight-complex="normal"/>
    </style:style>
    <style:style style:name="T35" style:family="text">
      <style:text-properties fo:language="zxx" fo:country="none" style:text-underline-style="none" fo:font-weight="normal" officeooo:rsid="004e0fbd" style:language-asian="zxx" style:country-asian="none" style:font-weight-asian="normal" style:language-complex="zxx" style:country-complex="none" style:font-weight-complex="normal"/>
    </style:style>
    <style:style style:name="T36" style:family="text">
      <style:text-properties fo:language="zxx" fo:country="none" style:text-underline-style="none" fo:font-weight="normal" officeooo:rsid="004fed80" style:language-asian="zxx" style:country-asian="none" style:font-weight-asian="normal" style:language-complex="zxx" style:country-complex="none" style:font-weight-complex="normal"/>
    </style:style>
    <style:style style:name="T37" style:family="text">
      <style:text-properties fo:language="zxx" fo:country="none" style:text-underline-style="none" fo:font-weight="normal" officeooo:rsid="0051f2e1" style:language-asian="zxx" style:country-asian="none" style:font-weight-asian="normal" style:language-complex="zxx" style:country-complex="none" style:font-weight-complex="normal"/>
    </style:style>
    <style:style style:name="T38" style:family="text">
      <style:text-properties fo:language="zxx" fo:country="none" style:text-underline-style="none" fo:font-weight="normal" officeooo:rsid="0053d7d9" style:language-asian="zxx" style:country-asian="none" style:font-weight-asian="normal" style:language-complex="zxx" style:country-complex="none" style:font-weight-complex="normal"/>
    </style:style>
    <style:style style:name="T39" style:family="text">
      <style:text-properties fo:language="zxx" fo:country="none" style:text-underline-style="none" fo:font-weight="normal" officeooo:rsid="0054d915" style:language-asian="zxx" style:country-asian="none" style:font-weight-asian="normal" style:language-complex="zxx" style:country-complex="none" style:font-weight-complex="normal"/>
    </style:style>
    <style:style style:name="T40" style:family="text">
      <style:text-properties fo:language="zxx" fo:country="none" style:text-underline-style="none" fo:font-weight="normal" officeooo:rsid="00569bb3" style:language-asian="zxx" style:country-asian="none" style:font-weight-asian="normal" style:language-complex="zxx" style:country-complex="none" style:font-weight-complex="normal"/>
    </style:style>
    <style:style style:name="T41" style:family="text">
      <style:text-properties fo:language="zxx" fo:country="none" style:text-underline-style="none" fo:font-weight="normal" officeooo:rsid="005769fb" style:language-asian="zxx" style:country-asian="none" style:font-weight-asian="normal" style:language-complex="zxx" style:country-complex="none" style:font-weight-complex="normal"/>
    </style:style>
    <style:style style:name="T42" style:family="text">
      <style:text-properties fo:language="zxx" fo:country="none" style:text-underline-style="none" fo:font-weight="normal" officeooo:rsid="00586fa1" style:language-asian="zxx" style:country-asian="none" style:font-weight-asian="normal" style:language-complex="zxx" style:country-complex="none" style:font-weight-complex="normal"/>
    </style:style>
    <style:style style:name="T43" style:family="text">
      <style:text-properties fo:language="zxx" fo:country="none" style:text-underline-style="none" fo:font-weight="normal" officeooo:rsid="0058dcd1" style:language-asian="zxx" style:country-asian="none" style:font-weight-asian="normal" style:language-complex="zxx" style:country-complex="none" style:font-weight-complex="normal"/>
    </style:style>
    <style:style style:name="T44" style:family="text">
      <style:text-properties fo:language="zxx" fo:country="none" style:text-underline-style="none" fo:font-weight="normal" officeooo:rsid="005a7339" style:language-asian="zxx" style:country-asian="none" style:font-weight-asian="normal" style:language-complex="zxx" style:country-complex="none" style:font-weight-complex="normal"/>
    </style:style>
    <style:style style:name="T45" style:family="text">
      <style:text-properties fo:language="zxx" fo:country="none" style:text-underline-style="none" fo:font-weight="normal" officeooo:rsid="005c3ff3" style:language-asian="zxx" style:country-asian="none" style:font-weight-asian="normal" style:language-complex="zxx" style:country-complex="none" style:font-weight-complex="normal"/>
    </style:style>
    <style:style style:name="T46" style:family="text">
      <style:text-properties officeooo:rsid="002543d3"/>
    </style:style>
    <style:style style:name="T47" style:family="text">
      <style:text-properties officeooo:rsid="00267027"/>
    </style:style>
    <style:style style:name="T48" style:family="text">
      <style:text-properties officeooo:rsid="0026f65e"/>
    </style:style>
    <style:style style:name="T49" style:family="text">
      <style:text-properties officeooo:rsid="00278222"/>
    </style:style>
    <style:style style:name="T50" style:family="text">
      <style:text-properties officeooo:rsid="002a502f"/>
    </style:style>
    <style:style style:name="T51" style:family="text">
      <style:text-properties officeooo:rsid="002fbcec"/>
    </style:style>
    <style:style style:name="T52" style:family="text">
      <style:text-properties officeooo:rsid="00335b99"/>
    </style:style>
    <style:style style:name="T53" style:family="text">
      <style:text-properties officeooo:rsid="003811ea"/>
    </style:style>
    <style:style style:name="T54" style:family="text">
      <style:text-properties officeooo:rsid="003a998f"/>
    </style:style>
    <style:style style:name="T55" style:family="text">
      <style:text-properties officeooo:rsid="00406c87"/>
    </style:style>
    <style:style style:name="T56" style:family="text">
      <style:text-properties officeooo:rsid="0040b46d"/>
    </style:style>
    <style:style style:name="T57" style:family="text">
      <style:text-properties officeooo:rsid="0042b71e"/>
    </style:style>
    <style:style style:name="T58" style:family="text">
      <style:text-properties officeooo:rsid="00444001"/>
    </style:style>
    <style:style style:name="T59" style:family="text">
      <style:text-properties officeooo:rsid="00446821"/>
    </style:style>
    <style:style style:name="T60" style:family="text">
      <style:text-properties officeooo:rsid="0046cdd3"/>
    </style:style>
    <style:style style:name="T61" style:family="text">
      <style:text-properties officeooo:rsid="0047a6c8"/>
    </style:style>
    <style:style style:name="T62" style:family="text">
      <style:text-properties officeooo:rsid="0048c456"/>
    </style:style>
    <style:style style:name="T63" style:family="text">
      <style:text-properties officeooo:rsid="0049a83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nalyse</text:p>
      <text:p text:style-name="P1"/>
      <text:p text:style-name="P2">SEO</text:p>
      <text:p text:style-name="P6">- Added meta description</text:p>
      <text:p text:style-name="P7">- Added label to the logo</text:p>
      <text:p text:style-name="P7">- <text:span text:style-name="T3">Added label to share buttons</text:span></text:p>
      <text:p text:style-name="P7">- <text:span text:style-name="T4">Added title to forms</text:span></text:p>
      <text:p text:style-name="P7"/>
      <text:p text:style-name="P3">Best Practices</text:p>
      <text:p text:style-name="P7">- Changed the aspect ratio of images on index.html</text:p>
      <text:p text:style-name="P7"/>
      <text:p text:style-name="P4">Performance</text:p>
      <text:p text:style-name="P8">- <text:span text:style-name="T1">Re-sized images + converted to webp</text:span></text:p>
      <text:p text:style-name="P8">- <text:span text:style-name="T1">added image breakpoints</text:span></text:p>
      <text:p text:style-name="P7">- <text:span text:style-name="T2">hardcoded image sizes</text:span></text:p>
      <text:p text:style-name="P7"/>
      <text:p text:style-name="P5">Accessability</text:p>
      <text:p text:style-name="P18">- <text:span text:style-name="T48">Meta tag </text:span></text:p>
      <text:p text:style-name="P7"/>
      <text:p text:style-name="P7"/>
      <text:p text:style-name="P7">&lt;<text:span text:style-name="T49">p&gt;</text:span></text:p>
      <text:p text:style-name="P9">Til å analysere dette nettstedet har jeg tatt i bruk et verktøy <text:span text:style-name="T5">fra Google som </text:span>heter 'Lighthouse'. <text:span text:style-name="T5">Lighthouse er innebygd i nettleseren &lt;</text:span><text:span text:style-name="T9">a </text:span><text:span text:style-name="T53">href="https://www.google.com/chrome/"</text:span><text:span text:style-name="T9">&gt;</text:span><text:span text:style-name="T5">Google Chrome&lt;/</text:span><text:span text:style-name="T9">a&gt;</text:span><text:span text:style-name="T5">, og er et verktøy som gir deg en poengsum fra 1 til 100 basert på hvor godt nettstedet ditt er optimalisert innenfor fire kategorier. Ytelse, Tilgjenglighet, Beste Praksis og Søkemotoroptimalisering. Her er poengsummen min fra første gang jeg kjørte verktøyet.</text:span></text:p>
      <text:p text:style-name="P9">&lt;/<text:span text:style-name="T49">p&gt;</text:span></text:p>
      <text:p text:style-name="P9">&lt;<text:span text:style-name="T5">bilde&gt;</text:span></text:p>
      <text:p text:style-name="P9"/>
      <text:p text:style-name="P9">&lt;<text:span text:style-name="T15">h2&gt;Ytelse&lt;/h2&gt;</text:span></text:p>
      <text:p text:style-name="P9">&lt;<text:span text:style-name="T49">p&gt;</text:span></text:p>
      <text:p text:style-name="P10">Det største problemet mitt, <text:span text:style-name="T6">i følge Lighthouse, var ytelsen på nettstedet. </text:span><text:span text:style-name="T7">Der var det tre problemer som kom opp.</text:span></text:p>
      <text:p text:style-name="P10">&lt;/<text:span text:style-name="T49">p&gt;</text:span></text:p>
      <text:p text:style-name="P12">&lt;<text:span text:style-name="T9">ol</text:span>&gt;</text:p>
      <text:p text:style-name="P12"><text:tab/>1. Filstørrelsen på bildene mine var for store</text:p>
      <text:p text:style-name="P12"><text:tab/>2. <text:span text:style-name="T8">Bildene på artikkelkortene mine måtte fikses</text:span></text:p>
      <text:p text:style-name="P12"><text:tab/>3. Nettsiden har mye ubrukt CSS</text:p>
      <text:p text:style-name="P10">&lt;/<text:span text:style-name="T9">ol&gt;</text:span></text:p>
      <text:p text:style-name="P10">&lt;<text:span text:style-name="T49">p&gt;</text:span></text:p>
      <text:p text:style-name="P11"><text:span text:style-name="T9">Det første problemet var at b</text:span><text:span text:style-name="T6">ildet jeg brukte i 'header' området hadde alt for stor filstørrelse, </text:span><text:span text:style-name="T9">noe</text:span><text:span text:style-name="T6"> </text:span><text:span text:style-name="T9">som </text:span><text:span text:style-name="T6">førte til at siden tok </text:span><text:span text:style-name="T9">mye </text:span><text:span text:style-name="T6">lengere å laste inn. </text:span><text:span text:style-name="T9">I tillegg bruker dette </text:span><text:span text:style-name="T6">mer data, </text:span><text:span text:style-name="T9">noe som kan være et problem </text:span><text:span text:style-name="T6">for folk </text:span><text:span text:style-name="T9">med </text:span><text:span text:style-name="T6">begrensede nettverk. </text:span><text:span text:style-name="T9">Måten jeg fikset dette på var å bruke et bilderedigeringsprogram som heter &lt;a </text:span><text:span text:style-name="T54">href="https://www.gimp.org/"</text:span><text:span text:style-name="T9">&gt;Gimp&lt;/a&gt; til å skjære ned bildet til en mye mindre størrelse, på en måte der bildet kunne repeteres uten at det var særlig merkelig om man har større skjermer. </text:span><text:span text:style-name="T10">Jeg konverterte også bildet fra filtypen .JPG til filtypen .WEBP for å forminkse filstørrelsen.</text:span></text:p>
      <text:p text:style-name="P11">&lt;/<text:span text:style-name="T49">p&gt;</text:span></text:p>
      <text:p text:style-name="P11">&lt;<text:span text:style-name="T49">p&gt;</text:span></text:p>
      <text:p text:style-name="P13">Det andre problemet var at bildene på artikkelkortene mine ikke hadde riktig størrelsesforhold, noe som oppstod fordi jeg hadde hardkodet alle bildene til å være 200x200 piksler uten å tenke på <text:span text:style-name="T15">at </text:span>størrelsesforhold<text:span text:style-name="T15">et ble forandret</text:span>. <text:span text:style-name="T10">Denne størrelsen hadde de på alle de tre brytepunktene. </text:span><text:soft-page-break/><text:span text:style-name="T10">Artikkelkortbildene </text:span>hadde også et lignende problem som header bildet ved at bildene var større enn <text:span text:style-name="T10">det som faktisk ble vist på </text:span><text:span text:style-name="T11">skjermen</text:span><text:span text:style-name="T10">. For å fikse dette valgte jeg å igjen ta bruk av GIMP og </text:span><text:span text:style-name="T11">skalerte bildene til tre forskjellige størrelser, en for </text:span><text:span text:style-name="T60">fullskjerm</text:span><text:span text:style-name="T11">, og to for forskjellige mobilstørrelser. </text:span><text:span text:style-name="T15">Jeg konverterte også bildene til</text:span><text:span text:style-name="T11"> </text:span><text:span text:style-name="T15">filtypen </text:span><text:span text:style-name="T11">.WEBP. Så la jeg til brytepunkter i HTML koden min for å ta bruk av de mindre bildene når man skalerte ned skjermen. </text:span><text:span text:style-name="T13">Etter dette var gjort fikk jeg en tilbakemelding om at bildet på </text:span><text:span text:style-name="T60">fullskjerm</text:span><text:span text:style-name="T13"> versjonen til siden hadde for lav oppløsing. Prøvde å sette forskjellige størrelser, men følte selv at det ble stygt om jeg gjorde bildet større, så dette er noe jeg velger å ignorere.</text:span></text:p>
      <text:p text:style-name="P15">&lt;<text:span text:style-name="T49">p&gt;</text:span></text:p>
      <text:p text:style-name="P32">Det tredje og siste problemet var at nettstedet måtte laste inn mye ubrukt CSS. <text:span text:style-name="T57">Dette er noe som også kan føre til at siden bruker mer data og tar lengere tid å laste inn riktig. </text:span><text:span text:style-name="T14">Lighthouse </text:span><text:span text:style-name="T15">pekte </text:span><text:span text:style-name="T14">til CSS filen til &lt;a </text:span><text:span text:style-name="T57">href="https://fontawesome.com/start"</text:span><text:span text:style-name="T14">&gt;Awesome ikone-</text:span><text:span text:style-name="T15">pakken</text:span><text:span text:style-name="T14">&lt;/a&gt; </text:span><text:span text:style-name="T15">jeg bruker for ikonene på siden. Jeg har ikke lyst til å røre </text:span><text:span text:style-name="T58">gå inn og endre eller fjerne kode fra dette stilarket, dersom det </text:span><text:span text:style-name="T15">kan få ikonene mine til å stoppe å fungere </text:span><text:span text:style-name="T58">om jeg ikke er forsiktig.</text:span><text:span text:style-name="T15"> </text:span><text:span text:style-name="T58">Derfor </text:span><text:span text:style-name="T15">velger </text:span><text:span text:style-name="T58">jeg å </text:span><text:span text:style-name="T59">ikke gjøre noen endringer for å løse dette problemet</text:span><text:span text:style-name="T15">.</text:span></text:p>
      <text:p text:style-name="P15">&lt;/<text:span text:style-name="T49">p&gt;</text:span></text:p>
      <text:p text:style-name="P14">&lt;<text:span text:style-name="T49">p&gt;</text:span></text:p>
      <text:p text:style-name="P14"><text:span text:style-name="T15">Etter alt dette gikk Ytelses-poengsummen min fra 74 til</text:span><text:span text:style-name="T60"> 97 på kontakt- </text:span><text:span text:style-name="T61">og</text:span><text:span text:style-name="T60"> </text:span><text:span text:style-name="T61">innholds</text:span><text:span text:style-name="T60">side</text:span><text:span text:style-name="T61">ne mine</text:span><text:span text:style-name="T60">. </text:span><text:span text:style-name="T63">Den er </text:span><text:span text:style-name="T62">98 på index siden.</text:span></text:p>
      <text:p text:style-name="P11">&lt;/<text:span text:style-name="T49">p&gt;</text:span></text:p>
      <text:p text:style-name="P11"/>
      <text:p text:style-name="P11">&lt;<text:span text:style-name="T15">h2&gt;Beste Praksis &lt;/h2&gt;</text:span></text:p>
      <text:p text:style-name="P11"/>
      <text:p text:style-name="P17">&lt;<text:span text:style-name="T49">p&gt;</text:span></text:p>
      <text:p text:style-name="P17">Poengsummen jeg fikk i kategorien Beste Praksis var allerede ganske høy når jeg først analyserte nettsiden. Den eneste tilbakemeldingen jeg fikk var <text:span text:style-name="T12">at bilde</text:span>ne på siden <text:span text:style-name="T12">helst </text:span>skulle <text:span text:style-name="T12">ha en definert størrelse. </text:span>For å fikse dette redigerte jeg CSS-stilarket mitt til å inkludere bredden og høyden til de forskjellige bildene. En for <text:span text:style-name="T60">fullskjerm</text:span>, en og to forskjellige størrelser basert på mindre skjermer som nettbrett og mobiltelefon.</text:p>
      <text:p text:style-name="P16">&lt;/<text:span text:style-name="T49">p&gt;</text:span></text:p>
      <text:p text:style-name="P16">&lt;<text:span text:style-name="T55">p&gt;</text:span></text:p>
      <text:p text:style-name="P31"><text:span text:style-name="T46">Dette gjorde at poengsummen min i Beste Praksis gikk fra 92 til 100 </text:span><text:span text:style-name="T55">på index- og innholdssidene. Poengsummen er 92 på kontakt-siden på grunn av at jeg har brukt en 'iframe' tag til å sette inn et kart. Grunnen til at dette gir mindre poengsum er at denne metoden står i fare for å bli utdatert og er noe som det kan bli fjernet støtte for i fremtiden. Derfor kan det hende at jeg må endre dette senere. Det er nok best å finne en nyere og bedre støttet metode å legge til kart, men jeg velger å la den stå som den er siden jeg synes det ser fint ut og </text:span><text:span text:style-name="T56">kartet </text:span><text:span text:style-name="T55">fungerer fortsatt bra for mine behov. </text:span></text:p>
      <text:p text:style-name="P16">&lt;/<text:span text:style-name="T55">p&gt;</text:span></text:p>
      <text:p text:style-name="P16"/>
      <text:p text:style-name="P16">&lt;<text:span text:style-name="T47">h2&gt;</text:span><text:span text:style-name="T49">Søkemotoroptimalisering</text:span><text:span text:style-name="T47">&lt;/h2&gt;</text:span></text:p>
      <text:p text:style-name="P16"/>
      <text:p text:style-name="P16">&lt;<text:span text:style-name="T49">p&gt;</text:span></text:p>
      <text:p text:style-name="P19">Under kategorien søkemotoroptimalisering kom det opp <text:span text:style-name="T50">fem</text:span> feil.</text:p>
      <text:p text:style-name="P19">&lt;/p&gt;</text:p>
      <text:p text:style-name="P19">&lt;ol&gt;</text:p>
      <text:p text:style-name="P19"><text:tab/>&lt;li&gt;Jeg hadde ingen 'Meta Description' på siden min&lt;/li&gt;</text:p>
      <text:p text:style-name="P19"><text:tab/>&lt;li&gt;Jeg hadde ikke en 'Title attribute' på formen på kontakt-siden&lt;/li&gt;</text:p>
      <text:p text:style-name="P19">&lt;/ol&gt;</text:p>
      <text:p text:style-name="P19">&lt;p&gt;</text:p>
      <text:p text:style-name="P19">Lighthouse er et veldig kjekt verktøy ettersom det gir deg en lenke til nettsider som kan hjelpe deg fikse probleme dine. Ved å følge &lt;a href="<text:a xlink:type="simple" xlink:href="https://web.dev/meta-description/?utm_source=lighthouse&amp;utm_medium=devtools" text:style-name="Internet_20_link" text:visited-style-name="Visited_20_Internet_20_Link">https://web.dev/meta-description/?utm_source=lighthouse&amp;utm_medium=devtools</text:a>"&gt;lenken den ga meg&lt;/a&gt; fant jeg fort ut at alt som <text:soft-page-break/>trengtes for å fikse problem #1 var å legge til én linje med kode under head-taggen i HTML filene mine.</text:p>
      <text:p text:style-name="P19">&lt;p&gt;</text:p>
      <text:p text:style-name="P22"><text:span text:style-name="T17">&lt;p&gt;&lt;meta name="description" content="Kort beskrivelse av nettsiden min"&gt;&lt;/</text:span><text:span text:style-name="T18">p</text:span><text:span text:style-name="T17">&gt;</text:span></text:p>
      <text:p text:style-name="P24"><text:span text:style-name="T17">&lt;</text:span><text:span text:style-name="T16">p&gt;</text:span></text:p>
      <text:p text:style-name="P23"><text:span text:style-name="T25">på</text:span><text:span text:style-name="T18"> lik linje la jeg kun til en 'title' attribute </text:span><text:span text:style-name="T19">under 'iframe' taggen som inneholdt </text:span><text:span text:style-name="T18">kartet mitt, </text:span><text:span text:style-name="T19">og problemet var løst.</text:span></text:p>
      <text:p text:style-name="P27">&lt;/p&gt;</text:p>
      <text:p text:style-name="P23"><text:span text:style-name="T19">&lt;</text:span><text:span text:style-name="T21">p&gt;</text:span></text:p>
      <text:p text:style-name="P26"><text:span text:style-name="T21">Det siste problemet var at </text:span><text:span text:style-name="T23">de klikkbare elementene på siden min, lenker på artikkelsidene og send knappen på kontakt-siden, var for nære andre klikkbare elementer eller hverandre. </text:span><text:span text:style-name="T21">Om forskjellige ting man kan klikke på er for nærme hverandre kan det bli vanskeliger å treffe det man har lyst til å trykke på, og de</text:span><text:span text:style-name="T23">t</text:span><text:span text:style-name="T21"> kan skape problemer. For å fikse dette økte jeg marginen, </text:span><text:span text:style-name="T23">og derfor mellomrommet, mellom disse elementene.</text:span></text:p>
      <text:p text:style-name="P27">&lt;p&gt;</text:p>
      <text:p text:style-name="P25"><text:span text:style-name="T16">På grunn av disse små rettelsene gikk poengsummen min til 100 </text:span><text:span text:style-name="T20">p</text:span><text:span text:style-name="T33">å alle sidene</text:span></text:p>
      <text:p text:style-name="P28">&lt;/p&gt;</text:p>
      <text:p text:style-name="P28"/>
      <text:p text:style-name="P25"><text:span text:style-name="T22">&lt;</text:span><text:span text:style-name="T24">h2&gt;Tilgjenglighet&lt;/h2&gt;</text:span></text:p>
      <text:p text:style-name="P21">&lt;ol&gt;</text:p>
      <text:p text:style-name="P20"><text:tab/>&lt;li&gt;Jeg hadde ikke en 'Label' på flodhest-logoen min&lt;/li&gt;</text:p>
      <text:p text:style-name="P21"><text:tab/>&lt;li&gt;Jeg hadde ikke 'Label' på deleknappene til de forskjellige sosiale mediene&lt;/li&gt;</text:p>
      <text:p text:style-name="P20"><text:tab/>&lt;<text:span text:style-name="T51">li&gt;Fargene på lenkene mine har ikke stor nok kontrast i forhold til bakgrunn&lt;/li&gt;</text:span></text:p>
      <text:p text:style-name="P25"><text:span text:style-name="T22">&lt;</text:span><text:span text:style-name="T24">/ol&gt;</text:span></text:p>
      <text:p text:style-name="P25">&lt;<text:span text:style-name="T52">p&gt;</text:span></text:p>
      <text:p text:style-name="P34"><text:span text:style-name="T18">O</text:span><text:span text:style-name="T16">m man har ikoner som ikke har noen type tekst er det vanskelig for folk med synsvansker å finne ut av hva disse knappene faktisk gjør. Om du ikke kan lett se at dette ikonet er et facebook-ikon, og programmet som leser opp nettsider ikke har noe informasjon å gå etter for å forklare det til deg er det ikke mye du kan gjøre. Derfor måtte jeg legge til en atributt som heter 'aria-label' på ikonene jeg har lagt til som ikke hadde noen tekst ved siden av seg. Dette var relevant på navigasjonen i header, hvor jeg hadde en logo av en flodhest som kunne lenke til forsiden, og på alle innholdssidene hvor jeg hadde deleknapper til forskjellige sosiale medier. Etter jeg la til 'aria-label' og skrev en beskrivelse for hva knappene gjorde, så fikset jeg både feil #1 og feil #2.</text:span></text:p>
      <text:p text:style-name="P34"><text:span text:style-name="T16">&lt;/p&gt;</text:span></text:p>
      <text:p text:style-name="P34"><text:span text:style-name="T16">&lt;</text:span><text:span text:style-name="T26">p&gt;</text:span></text:p>
      <text:p text:style-name="P36"><text:span text:style-name="T16">Jeg fikk også en feilmelding om at fargen på lenkene mine ikke hadde stor nok kontrast. Dette kan være et problem for folk med synsproblemer som kan ha vanskeligheter med å skille mellom tekst og bakgrunn når fargene ligner på hverandre. For å løse dette inspiserte jeg nettsiden på med nettleseren &lt;a href="https://www.mozilla.org/en-US/firefox/new/"&gt;Mozilla Firefox&lt;/a&gt;. Denne nettleseren har en fargevelger som også lar deg se på kontrastverdien mellom det du bytter farge på og bakgrunnen. Jeg byttet til en farge som hadde et kontrastforhold på 10, som er langt innenfor &lt;a href="</text:span><text:a xlink:type="simple" xlink:href="https://www.w3.org/WAI/WCAG21/quickref/?versions=2.0#contrast-minimum" text:style-name="Internet_20_link" text:visited-style-name="Visited_20_Internet_20_Link">https://www.w3.org/WAI/WCAG21/quickref/?versions=2.0#contrast-minimum</text:a><text:span text:style-name="T16">"&gt; UU Tilsynet sitt minimumskrav på et kontrastforhold på 4.5&lt;/a&gt;.</text:span></text:p>
      <text:p text:style-name="P36"><text:span text:style-name="T16">&lt;/p&gt;</text:span></text:p>
      <text:p text:style-name="P36"><text:span text:style-name="T16">&lt;p&gt;</text:span></text:p>
      <text:p text:style-name="P36"><text:span text:style-name="T16">Etter disse endringene ga lighthouse tilgjengligheten på nettsiden min en poengsum på </text:span><text:span text:style-name="T27">95 til </text:span><text:span text:style-name="T29">100 </text:span><text:span text:style-name="T30">på </text:span><text:span text:style-name="T31">index-, </text:span><text:span text:style-name="T30">innhold-</text:span><text:span text:style-name="T31"> og </text:span><text:span text:style-name="T32">kontakt-siden.</text:span></text:p>
      <text:p text:style-name="P36"><text:span text:style-name="T27">&lt;/</text:span><text:span text:style-name="T28">p&gt;</text:span></text:p>
      <text:p text:style-name="P34"><text:span text:style-name="T16"/></text:p>
      <text:p text:style-name="P34"><text:span text:style-name="T16">&lt;</text:span><text:span text:style-name="T34">h2&gt;WAVE-Analyse&lt;/h2&gt;</text:span></text:p>
      <text:p text:style-name="P37"><text:span text:style-name="T16">&lt;p&gt;</text:span></text:p>
      <text:p text:style-name="P37"><text:soft-page-break/><text:span text:style-name="T16">Når jeg ble ferdig med å analysere nettsiden min med Lighthouse sjekket jeg også siden min med <text:s/>&lt;a href="</text:span><text:a xlink:type="simple" xlink:href="https://addons.mozilla.org/en-US/firefox/addon/wave-accessibility-tool/" text:style-name="Internet_20_link" text:visited-style-name="Visited_20_Internet_20_Link">https://addons.mozilla.org/en-US/firefox/addon/wave-accessibility-tool/</text:a><text:span text:style-name="T16">"&gt;en nettleserutvidelse som heter WAVE&lt;a&gt;. </text:span><text:span text:style-name="T35">Denne informerte meg om et par problemer som ikke ble plukket opp under analysen med Lighthouse. Det var veldig lite som ikke ble fanget opp av Lighthouse, så jeg fikk heldigvis lite å gjøre her.</text:span></text:p>
      <text:p text:style-name="P37"><text:span text:style-name="T35">&lt;/p&gt;</text:span></text:p>
      <text:p text:style-name="P37"><text:span text:style-name="T35">&lt;ol&gt;</text:span></text:p>
      <text:p text:style-name="P37"><text:span text:style-name="T35"><text:tab/>&lt;li&gt;2 kontrast-feil, igjen med lenker &lt;/li&gt;</text:span></text:p>
      <text:p text:style-name="P37"><text:span text:style-name="T35"><text:tab/>&lt;li&gt;6 understreket tekst-feil&lt;/li&gt; </text:span></text:p>
      <text:p text:style-name="P37"><text:span text:style-name="T35"><text:tab/>&lt;</text:span><text:span text:style-name="T36">li&gt;Lenker som allerede er lenket til et annet sted på samme side&lt;/li&gt; </text:span></text:p>
      <text:p text:style-name="P37"><text:span text:style-name="T35">&lt;/ol&gt;</text:span></text:p>
      <text:p text:style-name="P37"><text:span text:style-name="T35">&lt;p&gt;</text:span></text:p>
      <text:p text:style-name="P38"><text:span text:style-name="T16">Den første feilen har jeg gått igjenom tidligere i analysen så jeg velger å ikke repetere meg her. Den ble løst på akkurat samme måte som tidligere. Den andre feilen var klassifisert som en 'liten' feil, på engelsk en 'Alert' og ikke en 'Error'. WAVE mente at jeg burde revurdere om jeg ville ha understrek på teksten i tabellen min. Jeg mener at det hjelper lesbarheten på tabellen, derfor velger jeg å la det stå. </text:span><text:span text:style-name="T36">Lenkene som er lenket til flere ganger er en del av kravene på deleksamen 1, hvor det står at vi skal la logoen lenke til index siden, og i tillegg ha en hjem-lenke som gjør det samme. Det er ikke noe jeg kan fikse på, og det er heller ikke et reelt problem for siden.</text:span></text:p>
      <text:p text:style-name="P37"><text:span text:style-name="T16">&lt;/p&gt;</text:span></text:p>
      <text:p text:style-name="P25"/>
      <text:p text:style-name="P35"><text:span text:style-name="T16">&lt;</text:span><text:span text:style-name="T34">h2&gt;</text:span><text:span text:style-name="T37">Heuristisk metode</text:span><text:span text:style-name="T34">&lt;/h2&gt;</text:span></text:p>
      <text:p text:style-name="P39"><text:span text:style-name="T37">Til slutt gikk jeg gjennom &lt;a href="</text:span><text:a xlink:type="simple" xlink:href="https://www.nngroup.com/articles/ten-usability-heuristics/" text:style-name="Internet_20_link" text:visited-style-name="Visited_20_Internet_20_Link">https://www.nngroup.com/articles/ten-usability-heuristics/</text:a><text:span text:style-name="T37">"&gt; </text:span><text:span text:style-name="T16">Nielsen Norman Group</text:span><text:span text:style-name="T37"> sin artikkel med 10 tommelfingerregeler man kan bruke til å vurdere nettsiden din sin brukbarhet. Jeg kommer til å gå gjennom et par regler her:</text:span><text:span text:style-name="T34">&lt;/</text:span><text:span text:style-name="T37">a&gt;</text:span></text:p>
      <text:p text:style-name="P39"><text:span text:style-name="T37">&lt;/p&gt;</text:span></text:p>
      <text:p text:style-name="P39"><text:span text:style-name="T37">&lt;</text:span><text:span text:style-name="T38">p&gt;</text:span></text:p>
      <text:p text:style-name="P40"><text:span text:style-name="T16">Regel 1 sier at man bør gi brukeren en klar indikasjon over hvor de har vært før, og hvordan de kom <text:s/>frem til det punktet de er på nå. Her tenker jeg at jeg kunne laget en liten pil som viste at du har gått fra index-siden til de forskjellige innholdssidene, men dersom det lengste du kan komme fra hjemmesiden kun er ett steg, virket ikke dette nødvendig. Jeg valgte derimot å legge til en tittel på alle sidene for å vise hvilken side du faktisk leser på, dersom det ikke var en klar indikasjon på det utenom at brukeren sikkert kunne antydet det fra å lese artikkelteksten. Men denne måten tenkte jeg var raskere for øyet å skumme over.</text:span></text:p>
      <text:p text:style-name="P40"><text:span text:style-name="T16">&lt;/p&gt;</text:span></text:p>
      <text:p text:style-name="P40"><text:span text:style-name="T16">&lt;p&gt;</text:span></text:p>
      <text:p text:style-name="P40"><text:span text:style-name="T16">Regel 2 sier at man skal helst unngå å bruke terminologi som kan være ukjent for leseren. Jeg merker at i teksten du leser nå så bruker jeg forskjellig terminologi som kan være vanskelig for en uten informasjonsteknisk bakgrunn å forstå, som 'tag', 'index', 'header', 'attribute' og så videre. Jeg kunne lagt til en ekstra artikkel eller aside med forklaringer av terminologi, eller latt brukeren hovre over teksten og få en definisjon til å poppe opp, men dette involverer at jeg først må gjennomgå en undersøkelse for å få en reell forståelse for hva en gjennomsnittlig person forstår og ikke forstår av innholdet mitt, og siden denne siden hovedsaklig er ment til å bli lest av folk med god teknisk forståelse, velger jeg å ikke legge mye tid til å gjøre dette. Dette er definitivt noe jeg kan vurdere i fremtiden.</text:span></text:p>
      <text:p text:style-name="P40"><text:span text:style-name="T16">&lt;/p&gt;</text:span></text:p>
      <text:p text:style-name="P40"><text:span text:style-name="T16">&lt;</text:span><text:span text:style-name="T40">p&gt;</text:span></text:p>
      <text:p text:style-name="P41"><text:span text:style-name="T40">R</text:span><text:span text:style-name="T16">egel </text:span><text:span text:style-name="T41">5 sier at man skal prøve så godt man kan å forhindre at brukeren kan gjøre noe feil på siden din. Jeg la merke til at på skjemaet på kontakt-siden har man muligheten til å endre størrelse på meldings-boksen. Når jeg endret denne til å bli bredere enn jeg hadde satt, så forandret det også på hvor 'send inn' knappen var plassert, og gjorde at nettsiden så styggere ut. Jeg la derfor til en fast </text:span><text:soft-page-break/><text:span text:style-name="T41">bredde på denne boksen slik at brukeren fortsatt kan gjøre den større for å skrive mer tekst, men ikke på en måte som ødelegger designet eller påvirker andre elementer på en negativ måte.</text:span></text:p>
      <text:p text:style-name="P40"><text:span text:style-name="T16"/></text:p>
      <text:p text:style-name="P40"><text:span text:style-name="T16">&lt;p&gt;</text:span></text:p>
      <text:p text:style-name="P40"><text:span text:style-name="T16">Regel </text:span><text:span text:style-name="T39">7</text:span><text:span text:style-name="T16"> sier at </text:span><text:span text:style-name="T39">det er greit å la </text:span><text:span text:style-name="T16">nettsiden </text:span><text:span text:style-name="T39">være lett </text:span><text:span text:style-name="T16">navigerbar </text:span><text:span text:style-name="T39">ved bruk av f.eks snarveier. Under en forelesning lærte vi om at det var flere som synes det er lettere å navigerte gjennom nettsider ved bruk av tab-knappen på tastaturet istedenfor ved bruk av en datamus, så jeg la til en knapp som kun er synlig for disse brukerene og lar deg hoppe over navigasjon som krever at man trykker tab-knappen flere ganger. Jeg la det til for lenkene i header-seksjonen, og før kartet </text:span><text:span text:style-name="T40">på kontakt-siden som har flere knapper og lenker man må 'tabbe' seg gjennom. Hvordan jeg gjorde dette fant jeg ut på &lt;a href="</text:span><text:a xlink:type="simple" xlink:href="https://css-tricks.com/how-to-create-a-skip-to-content-link/" text:style-name="Internet_20_link" text:visited-style-name="Visited_20_Internet_20_Link">https://css-tricks.com/how-to-create-a-skip-to-content-link/</text:a><text:span text:style-name="T40">"&gt;denne nettsiden.&lt;/a&gt;</text:span></text:p>
      <text:p text:style-name="P40"><text:span text:style-name="T40">&lt;/p&gt;</text:span></text:p>
      <text:p text:style-name="P40"><text:span text:style-name="T40">&lt;</text:span><text:span text:style-name="T42">p&gt;</text:span></text:p>
      <text:p text:style-name="P42"><text:span text:style-name="T16">Jeg har kun valgt å fokusere på de reglene jeg føler var mest relevant for min nettside, og har derfor hoppet over noen.</text:span></text:p>
      <text:p text:style-name="P42"><text:span text:style-name="T16">&lt;</text:span><text:span text:style-name="T43">h2&gt;Avsluttende&lt;/h2&gt;</text:span></text:p>
      <text:p text:style-name="P43"><text:span text:style-name="T16">&lt;</text:span><text:span text:style-name="T45">p&gt;</text:span></text:p>
      <text:p text:style-name="P43"><text:span text:style-name="T16">Gjennom denne analysen har jeg fått lært mye om bruk av forskjellige analyse-verktøy, og hvor mye baktanke må til selv for en relativt enkel nettside som dette. Spessielt Lighthouse var veldig hjelpsomt ettersom at den lenket til god informasjon som var rettet mot å fikse nøyaktig de problemene jeg hadde på siden. </text:span><text:span text:style-name="T44">Det er et verktøy jeg </text:span><text:span text:style-name="T16">definitivt </text:span><text:span text:style-name="T44">kommer </text:span><text:span text:style-name="T16">til å ta bruk av </text:span><text:span text:style-name="T44">i fremtiden, og denne analysen har virkelig hjulpet meg å forbedre nettsiden min.</text:span></text:p>
      <text:p text:style-name="P43"><text:span text:style-name="T44">&lt;</text:span><text:span text:style-name="T45">/p&gt;</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1-30T11:34:28.359632327</meta:creation-date>
    <dc:date>2022-12-01T17:06:10.945038040</dc:date>
    <meta:editing-duration>P1DT2H28M</meta:editing-duration>
    <meta:editing-cycles>70</meta:editing-cycles>
    <meta:generator>LibreOffice/7.3.7.2$Linux_X86_64 LibreOffice_project/30$Build-2</meta:generator>
    <meta:document-statistic meta:table-count="0" meta:image-count="0" meta:object-count="0" meta:page-count="5" meta:paragraph-count="112" meta:word-count="2107" meta:character-count="12599" meta:non-whitespace-character-count="10587"/>
  </office:meta>
</office:document-meta>
</file>